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8.06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By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0 Light Years Aw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ot to Say</text:p>
          </table:table-cell>
          <table:table-cell office:value-type="string" calcext:value-type="string">
            <text:p>Sleep in.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M. 180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dent Prone</text:p>
          </table:table-cell>
          <table:table-cell office:value-type="string" calcext:value-type="string">
            <text:p>Jawbreak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imple Creature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Banner Pilot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Too Well (10 Minute Version) (Taylor's Version)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eady Gone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m Part Two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qua Tofana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ractive Toda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Rock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Unleash the Arch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There Waiting</text:p>
          </table:table-cell>
          <table:table-cell office:value-type="string" calcext:value-type="string">
            <text:p>The Paper Exi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 Mountain Side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DOGSTA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derline</text:p>
          </table:table-cell>
          <table:table-cell office:value-type="string" calcext:value-type="string">
            <text:p>Strangers by Acciden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ne on the FM Waves of the Hear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 Dream</text:p>
          </table:table-cell>
          <table:table-cell office:value-type="string" calcext:value-type="string">
            <text:p>Cho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fortably Numb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ing Hobbits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dy Stomp - <text:s/>bonus tr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00msday</text:p>
          </table:table-cell>
          <table:table-cell office:value-type="string" calcext:value-type="string">
            <text:p>Sir Sl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ing with Myself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Clint Mansell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lition Lover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olation Row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y Little Secret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less Sleep</text:p>
          </table:table-cell>
          <table:table-cell office:value-type="string" calcext:value-type="string">
            <text:p>Vacant Ski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 II (Odesza Remix)</text:p>
          </table:table-cell>
          <table:table-cell office:value-type="string" calcext:value-type="string">
            <text:p>Emancipato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mous Last Word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Blown Melt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eral for a Friend / Love Lies Bleeding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a Life</text:p>
          </table:table-cell>
          <table:table-cell office:value-type="string" calcext:value-type="string">
            <text:p>No Motiv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Point Nort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rt's All Gone Interlu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 Ye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The Blank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cus Pocu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com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 a Plan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Pigeons Playing Ping Pong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To Fly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 Feeling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Gotta Girlfriend</text:p>
          </table:table-cell>
          <table:table-cell office:value-type="string" calcext:value-type="string">
            <text:p>The Queer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MISS 2003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ally Wish I Hated You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Want You (She's So Heavy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The Sidh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's All Coming Back to Me Now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ed on Green Beer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 All Over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Children of Bodo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 of Suburbia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ny Rotten</text:p>
          </table:table-cell>
          <table:table-cell office:value-type="string" calcext:value-type="string">
            <text:p>The Soap Girl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cade</text:p>
          </table:table-cell>
          <table:table-cell office:value-type="string" calcext:value-type="string">
            <text:p>Animals As Leader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ep My Balance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s in America</text:p>
          </table:table-cell>
          <table:table-cell office:value-type="string" calcext:value-type="string">
            <text:p>Billie Joe Armstrong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 of Wishful Thinking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s of Cydon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stanti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Chanson De Jacky</text:p>
          </table:table-cell>
          <table:table-cell office:value-type="string" calcext:value-type="string">
            <text:p>Secret Chiefs 3 / Traditionalist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Travis Barker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 in the Distance</text:p>
          </table:table-cell>
          <table:table-cell office:value-type="string" calcext:value-type="string">
            <text:p>Ogeaz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canthrop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dle Aged Masterpiece</text:p>
          </table:table-cell>
          <table:table-cell office:value-type="string" calcext:value-type="string">
            <text:p>Radical Radic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lou</text:p>
          </table:table-cell>
          <table:table-cell office:value-type="string" calcext:value-type="string">
            <text:p>Agent Orang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y Busines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rn Lov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n' Right Along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e Halya Vody</text:p>
          </table:table-cell>
          <table:table-cell office:value-type="string" calcext:value-type="string">
            <text:p>Tyt i Tam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Victor Woot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ly in Dream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My Head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 PA YA!!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Phish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vo Pivo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mon Them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e Ey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WVND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Marcus Mill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torm Seek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Matt Skiba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The View // The Life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en Seas of Rhy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talk</text:p>
          </table:table-cell>
          <table:table-cell office:value-type="string" calcext:value-type="string">
            <text:p>Beats Antiqu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Alien Ant Far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ta No. 14 "Moonlight" in C-Sharp</text:p>
          </table:table-cell>
          <table:table-cell office:value-type="string" calcext:value-type="string">
            <text:p>Ludwig von Beethov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jacker Part I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Hammer</text:p>
          </table:table-cell>
          <table:table-cell office:value-type="string" calcext:value-type="string">
            <text:p>Melodicka Bro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y's Mom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ving Dog</text:p>
          </table:table-cell>
          <table:table-cell office:value-type="string" calcext:value-type="string">
            <text:p>Screaming Femal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holm Syndrom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Angel and the On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aptai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Remembrance Ballad</text:p>
          </table:table-cell>
          <table:table-cell office:value-type="string" calcext:value-type="string">
            <text:p>Vitamin String Quarte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 From Schindler's List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gs That Are Good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Could Be Lov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Quietdriv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o Wast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track</text:p>
          </table:table-cell>
          <table:table-cell office:value-type="string" calcext:value-type="string">
            <text:p>Machine Gun Kell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y Celebration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ing Death March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ing with the Dead</text:p>
          </table:table-cell>
          <table:table-cell office:value-type="string" calcext:value-type="string">
            <text:p>Blank Displa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ching the Boats with My Dad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 of Lov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Joey Ramon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rring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MEUT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d Wolve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ave Dat Money (feat. Fetty Wap &amp; Rich Homie Quan)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9 Luftballons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nger In Your Haunt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Eyes On Me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I Wanted (feat. Mark Hoppus)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Billy Joel Armstrong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dote For Irony</text:p>
          </table:table-cell>
          <table:table-cell office:value-type="string" calcext:value-type="string">
            <text:p>So They Say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yone Else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scape the Fat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 (Pt. 2)</text:p>
          </table:table-cell>
          <table:table-cell office:value-type="string" calcext:value-type="string">
            <text:p>We Were Shark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 Swe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Of Me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Space/Stand By Me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 plane pour moi</text:p>
          </table:table-cell>
          <table:table-cell office:value-type="string" calcext:value-type="string">
            <text:p>Plastic Bertrand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't Hold Us (feat. Ray Dalton)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ión para mañana</text:p>
          </table:table-cell>
          <table:table-cell office:value-type="string" calcext:value-type="string">
            <text:p>Los Bunkers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pathia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Dexys Midnight Runn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er You (feat. Travis Barker)</text:p>
          </table:table-cell>
          <table:table-cell office:value-type="string" calcext:value-type="string">
            <text:p>The Hun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 Krokodil</text:p>
          </table:table-cell>
          <table:table-cell office:value-type="string" calcext:value-type="string">
            <text:p>AnnenMayKanterei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r Beer</text:p>
          </table:table-cell>
          <table:table-cell office:value-type="string" calcext:value-type="string">
            <text:p>The Bombpop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ember (again) (feat. Mark Hoppus)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Call Me Peanu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Willy William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phoria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 My Own Way</text:p>
          </table:table-cell>
          <table:table-cell office:value-type="string" calcext:value-type="string">
            <text:p>Arrested Youth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Fiona</text:p>
          </table:table-cell>
          <table:table-cell office:value-type="string" calcext:value-type="string">
            <text:p>No Use For A Nam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s You Hell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Girls Go Bad (feat. Leighton Meester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ing Up (feat. Mark Hoppus)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e Me (Sometimes)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ylof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rt Of A Champion (feat. Papa Roach &amp; Ice Nine Kills)</text:p>
          </table:table-cell>
          <table:table-cell office:value-type="string" calcext:value-type="string">
            <text:p>Hollywood Undead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lutaan</text:p>
          </table:table-cell>
          <table:table-cell office:value-type="string" calcext:value-type="string">
            <text:p>Tiktak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e Come the Rome Plows</text:p>
          </table:table-cell>
          <table:table-cell office:value-type="string" calcext:value-type="string">
            <text:p>Drive Like Jehu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nter's M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evan Polkka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nny Was A Friend Of Min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Sound</text:p>
          </table:table-cell>
          <table:table-cell office:value-type="string" calcext:value-type="string">
            <text:p>State Champ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layer (feat. BABYMETAL)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El Shirot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bomb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Lilith Cza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 + Joseph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ta True Crime</text:p>
          </table:table-cell>
          <table:table-cell office:value-type="string" calcext:value-type="string">
            <text:p>Penelope Scott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Dies You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id Dreams</text:p>
          </table:table-cell>
          <table:table-cell office:value-type="string" calcext:value-type="string">
            <text:p>Juice WRL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sters (feat. Demi Lovato and blackbear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bble Nibble (feat. Tom Delonge and Sherri Dupree-Bemis)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For The Rocks And One For The Scary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ycho (feat. Mark Hoppus)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-Entry (feat. Mark Hoppus)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el Girl</text:p>
          </table:table-cell>
          <table:table-cell office:value-type="string" calcext:value-type="string">
            <text:p>Bikini Kill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Show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'n Roll Assistance</text:p>
          </table:table-cell>
          <table:table-cell office:value-type="string" calcext:value-type="string">
            <text:p>Psykup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away Beach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y Soho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tty Doesn't Know</text:p>
          </table:table-cell>
          <table:table-cell office:value-type="string" calcext:value-type="string">
            <text:p>Lustr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venteen Going Under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Go_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y Away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c Transit Gloria ... Glory Fades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8er Boi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Eisl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ooth (feat. Rob Thomas)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g For Isabell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ay Rai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tes Like Kevin Bacon</text:p>
          </table:table-cell>
          <table:table-cell office:value-type="string" calcext:value-type="string">
            <text:p>iwrestledabearonc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be Nema</text:p>
          </table:table-cell>
          <table:table-cell office:value-type="string" calcext:value-type="string">
            <text:p>Klooch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allad of Mona Lisa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est Thing (That Never Happened)</text:p>
          </table:table-cell>
          <table:table-cell office:value-type="string" calcext:value-type="string">
            <text:p>We Are The In Crowd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End of the Ga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uneral</text:p>
          </table:table-cell>
          <table:table-cell office:value-type="string" calcext:value-type="string">
            <text:p>YUNGBLUD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arde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dal Waves (feat. Mark Hoppus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ny Voices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st Me</text:p>
          </table:table-cell>
          <table:table-cell office:value-type="string" calcext:value-type="string">
            <text:p>Sincere Enginee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bers Ende der Welt</text:p>
          </table:table-cell>
          <table:table-cell office:value-type="string" calcext:value-type="string">
            <text:p>Tokio Hote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tement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za Domestic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iting by Myself (feat. Dave Hause)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Are We So Broken</text:p>
          </table:table-cell>
          <table:table-cell office:value-type="string" calcext:value-type="string">
            <text:p>Steve Aoki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'd You Bring A Shotgun To The Party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Stone Sou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 Bluen Eira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 Soshla S Uma</text:p>
          </table:table-cell>
          <table:table-cell office:value-type="string" calcext:value-type="string">
            <text:p>t.A.T.u.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混ぜるな危険</text:p>
          </table:table-cell>
          <table:table-cell office:value-type="string" calcext:value-type="string">
            <text:p>trico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David Sully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(Digital Boy)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90</text:p>
          </table:table-cell>
          <table:table-cell office:value-type="string" calcext:value-type="string">
            <text:p>Andrew Garfield, Joshua Henry, Vanessa Hudgens, Robin de Jesus, Alexandra Shipp, MJ Rodriguez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Of M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Signs Point To Lauderdale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ther Sunny Day</text:p>
          </table:table-cell>
          <table:table-cell office:value-type="string" calcext:value-type="string">
            <text:p>Bell and Sebastia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Dooley Wils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 My Escape (Acoustic)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Don't Cr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That Sing</text:p>
          </table:table-cell>
          <table:table-cell office:value-type="string" calcext:value-type="string">
            <text:p>Viola Beac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Will Be Bugs</text:p>
          </table:table-cell>
          <table:table-cell office:value-type="string" calcext:value-type="string">
            <text:p>Cavetow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oklyn Bridge To Choru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le on the Hill - Acoustic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lsea Dagger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 Of Ocala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ization (Bongo, Bongo, Bongo)</text:p>
          </table:table-cell>
          <table:table-cell office:value-type="string" calcext:value-type="string">
            <text:p>Danny Kaye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ffs Of Dover</text:p>
          </table:table-cell>
          <table:table-cell office:value-type="string" calcext:value-type="string">
            <text:p>Eric Johns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bed to Death - Kurayamino Variation</text:p>
          </table:table-cell>
          <table:table-cell office:value-type="string" calcext:value-type="string">
            <text:p>Rob Douga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za Kuduro</text:p>
          </table:table-cell>
          <table:table-cell office:value-type="string" calcext:value-type="string">
            <text:p>Don Omar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ode - Acoustic Version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Look Back into the Sun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Ella Fitzgerald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 - Acoustic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el of the Fates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rything Comes Down To Poo - Original Version</text:p>
          </table:table-cell>
          <table:table-cell office:value-type="string" calcext:value-type="string">
            <text:p>Zach Braff, Stephanie D'Abruzzo, Donald Fais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 Baltimore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ver Yours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Plays the Numbers</text:p>
          </table:table-cell>
          <table:table-cell office:value-type="string" calcext:value-type="string">
            <text:p>Wynonie Harri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rantee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Be Thy Name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loft II (Burning Barn Acoustic)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 Waves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Seattle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, I'm In Delawar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Wilson Phillip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land, 1945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arian Rhapsody No. 2 in C-Sharp Minor, S. 244/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Don't Want to Set the World on Fire</text:p>
          </table:table-cell>
          <table:table-cell office:value-type="string" calcext:value-type="string">
            <text:p>The Ink Spot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Letters To Cle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Loving You (Forever)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Dropkick Murphy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Mood</text:p>
          </table:table-cell>
          <table:table-cell office:value-type="string" calcext:value-type="string">
            <text:p>Glenn Mill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Don't Mean a Thing (If It Ain't Got That Swing)</text:p>
          </table:table-cell>
          <table:table-cell office:value-type="string" calcext:value-type="string">
            <text:p>Duke Ellingt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Ends Tonight - Acoustic Version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's Been a Long, Long Time</text:p>
          </table:table-cell>
          <table:table-cell office:value-type="string" calcext:value-type="string">
            <text:p>Harry Jame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rl - Radio 1 Live Acoustic Versio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ing Feet Firs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Title - From "Lost"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 and Denver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et Me at the Mall, Bring Your Swim Trunks</text:p>
          </table:table-cell>
          <table:table-cell office:value-type="string" calcext:value-type="string">
            <text:p>A Great Pig Pile of Le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y - Acoustic Version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Might Man</text:p>
          </table:table-cell>
          <table:table-cell office:value-type="string" calcext:value-type="string">
            <text:p>Roy Brow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s II M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s - MTV Unplugged Live at Roundhouse, Londo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cturnes, Op. 9: No. 2 in E-Flat Major. Andante</text:p>
          </table:table-cell>
          <table:table-cell office:value-type="string" calcext:value-type="string">
            <text:p>Frederic Chopi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tshell - Live at the Majestic Theatre, Brooklyn, NY - April 1996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ympic Airway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 Rock Anthem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 The Dutchie</text:p>
          </table:table-cell>
          <table:table-cell office:value-type="string" calcext:value-type="string">
            <text:p>Musical Yout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ect - Acoustic Version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rmoze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heory of a Deadma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s - Acoustic Version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mi-Charmed Lif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's A Go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t Up and Dance - Live Acoustic - 2015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akes on a Plane (Bring It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 Patch Kids</text:p>
          </table:table-cell>
          <table:table-cell office:value-type="string" calcext:value-type="string">
            <text:p>Bryce Vin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al My Sunshin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mertime</text:p>
          </table:table-cell>
          <table:table-cell office:value-type="string" calcext:value-type="string">
            <text:p>DJ Jazzy Jeff &amp; The Fresh Princ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flower - Spider-Man: Into the Spiderverse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azio Ba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-Shirt Weather</text:p>
          </table:table-cell>
          <table:table-cell office:value-type="string" calcext:value-type="string">
            <text:p>Cirva W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s in Heaven - Acoustic; Live at MTV Unplugged, Bray Film Studios</text:p>
          </table:table-cell>
          <table:table-cell/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impsons Them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Way I Tend To Be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n It Off</text:p>
          </table:table-cell>
          <table:table-cell office:value-type="string" calcext:value-type="string">
            <text:p>Scott Barnhardt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dicated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king Up In Vegas - Live At MTV Unplugged, 20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lcome Home (Sanitarium)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rewolves of London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Lead Bell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Is My Mind?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skey In The Jar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 Know My Name - From "Casino Royale" Soundtrack</text:p>
          </table:table-cell>
          <table:table-cell office:value-type="string" calcext:value-type="string">
            <text:p>Chris Cornel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ombie - Acoustic Version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I've Had) The Time of My Life</text:p>
          </table:table-cell>
          <table:table-cell office:value-type="string" calcext:value-type="string">
            <text:p>Bill Medle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 Seventy Sumthin'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Slaughter to Prevai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 Quite Bitter Beings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Part Of Me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out Damn Time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idental Babies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on Black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the Dy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James Newton Howard, Hans Zimm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 You're a Haunted House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Lydia Liza, Josiah Lemanski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Charlotte Sand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od In My Ey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w Me Away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 The Witch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ing Heart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 Me Little Sunsh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issile Crisis</text:p>
          </table:table-cell>
          <table:table-cell office:value-type="string" calcext:value-type="string">
            <text:p>Dead Cros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(Baby Please Come Home)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at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adian Rhythm (Last Dance)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oyce Avenu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gregation Of The Damned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h Bandicoot Main Theme</text:p>
          </table:table-cell>
          <table:table-cell office:value-type="string" calcext:value-type="string">
            <text:p>Vicarious Visions Audio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Florida Georgia Lin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 Cup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'T TELL THE BOYS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a Good Thing</text:p>
          </table:table-cell>
          <table:table-cell office:value-type="string" calcext:value-type="string">
            <text:p>Cory Well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or Operato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ything's Gonna Be Cool This Christma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-Mis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 Around and Find Out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z Navidad</text:p>
          </table:table-cell>
          <table:table-cell office:value-type="string" calcext:value-type="string">
            <text:p>Jose Feliciano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ver Bloom</text:p>
          </table:table-cell>
          <table:table-cell office:value-type="string" calcext:value-type="string">
            <text:p>Chelsea Gri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Past to Present</text:p>
          </table:table-cell>
          <table:table-cell office:value-type="string" calcext:value-type="string">
            <text:p>Jeremy Sou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Santa Go!</text:p>
          </table:table-cell>
          <table:table-cell office:value-type="string" calcext:value-type="string">
            <text:p>The Wiggle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d of War Ragnarök (feat. Eivør)</text:p>
          </table:table-cell>
          <table:table-cell office:value-type="string" calcext:value-type="string">
            <text:p>Bear McCreary, Eivø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Darren Korb, Ashley Barrett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y Veins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Eliza &amp; The Delusional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 Theme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Martin O'Donnell, Michael Salvatori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ppier</text:p>
          </table:table-cell>
          <table:table-cell office:value-type="string" calcext:value-type="string">
            <text:p>Cast of Zoey's Extraordinary Playli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k! The Herald Angels Sing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te Me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e to Forever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ger Strike</text:p>
          </table:table-cell>
          <table:table-cell office:value-type="string" calcext:value-type="string">
            <text:p>Temple Of The Dog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on't Know What Christmas Is (But Christmastime Is Here)</text:p>
          </table:table-cell>
          <table:table-cell office:value-type="string" calcext:value-type="string">
            <text:p>Old 97'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Was Never There</text:p>
          </table:table-cell>
          <table:table-cell office:value-type="string" calcext:value-type="string">
            <text:p>The Weeknd, Gesaffelstei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'll Never Tell</text:p>
          </table:table-cell>
          <table:table-cell office:value-type="string" calcext:value-type="string">
            <text:p>Buff the Vampire Slayer Ca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's Quiet Uptown</text:p>
          </table:table-cell>
          <table:table-cell office:value-type="string" calcext:value-type="string">
            <text:p>Renee Elise Goldsberry, Lin-Manuel Miranda, Phillipa Soo, Original Broadways Cast of Hamilt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ggle Jiggle</text:p>
          </table:table-cell>
          <table:table-cell office:value-type="string" calcext:value-type="string">
            <text:p>Duke &amp; Jones, Louis Theroux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 the Turkey</text:p>
          </table:table-cell>
          <table:table-cell office:value-type="string" calcext:value-type="string">
            <text:p>Bob's Bur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er Klowns</text:p>
          </table:table-cell>
          <table:table-cell office:value-type="string" calcext:value-type="string">
            <text:p>The Dick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Brojob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ther and Lace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end of Zelda: Suite</text:p>
          </table:table-cell>
          <table:table-cell office:value-type="string" calcext:value-type="string">
            <text:p>Koji Kondo, Andrew Skeet, London Philharmonic Orchestr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k it Up</text:p>
          </table:table-cell>
          <table:table-cell office:value-type="string" calcext:value-type="string">
            <text:p>No Pressur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t Woods (From "The Legend of Zelda: Ocarina of Time")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 Æterna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ing Christma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mal Instinct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querade: Waltz</text:p>
          </table:table-cell>
          <table:table-cell office:value-type="string" calcext:value-type="string">
            <text:p>Aram Khachaturian, London Symphony Orchestra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GALOVANIA</text:p>
          </table:table-cell>
          <table:table-cell office:value-type="string" calcext:value-type="string">
            <text:p>Toby Fox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ry Christmas, Kiss My Ass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western States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bby "Boris" Pickett, The Crypt-Kicker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otsy Collins, Buckethea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Matchbook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. Roboto</text:p>
          </table:table-cell>
          <table:table-cell office:value-type="string" calcext:value-type="string">
            <text:p>Styx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Lies, Just Love</text:p>
          </table:table-cell>
          <table:table-cell office:value-type="string" calcext:value-type="string">
            <text:p>Son, Ambulance, Bright Eye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ing Better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 / Encore</text:p>
          </table:table-cell>
          <table:table-cell office:value-type="string" calcext:value-type="string">
            <text:p>JAY-Z, Linkin Par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and Out</text:p>
          </table:table-cell>
          <table:table-cell office:value-type="string" calcext:value-type="string">
            <text:p>Twelve Foot Ninj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nut Butter Waffles</text:p>
          </table:table-cell>
          <table:table-cell office:value-type="string" calcext:value-type="string">
            <text:p>Ryan Caraveo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manent Rebellion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ce Truck</text:p>
          </table:table-cell>
          <table:table-cell office:value-type="string" calcext:value-type="string">
            <text:p>Dead Kennedy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elody: Clash on the Big Bridge -C-</text:p>
          </table:table-cell>
          <table:table-cell office:value-type="string" calcext:value-type="string">
            <text:p>片岡 真悟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 + Pull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embering Sunda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p &amp; Tear</text:p>
          </table:table-cell>
          <table:table-cell office:value-type="string" calcext:value-type="string">
            <text:p>Mick Gordo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In This Momen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dolph The Red Nosed Reindeer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nin' (Dying To Live)</text:p>
          </table:table-cell>
          <table:table-cell office:value-type="string" calcext:value-type="string">
            <text:p>2Pac, The Notorious B.I.G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's Coming for 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y It (To My Face)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ry Monsters and Nice Sprites</text:p>
          </table:table-cell>
          <table:table-cell office:value-type="string" calcext:value-type="string">
            <text:p>Skrillex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ke Up Christma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ent Night</text:p>
          </table:table-cell>
          <table:table-cell office:value-type="string" calcext:value-type="string">
            <text:p>Chuck Bill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eepwalking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ake Eater</text:p>
          </table:table-cell>
          <table:table-cell office:value-type="string" calcext:value-type="string">
            <text:p>Cynthia Harrell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oky, Scary Skeletons - The Undead Tombstone Remix Extende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ll Alive (feat. Sara Quin)</text:p>
          </table:table-cell>
          <table:table-cell office:value-type="string" calcext:value-type="string">
            <text:p>Jonathan Coulton, Sara Qu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angest Faces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bb - A Dub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urban Home / I Like Food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Mario Bros. Theme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Me or Leave Me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Your Pick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haikovsky: The Nutcracker, Op. 71, Act II: No. 14c, Pas de deux. Variation II "Dance of the Sugar Plum Fairy"</text:p>
          </table:table-cell>
          <table:table-cell office:value-type="string" calcext:value-type="string">
            <text:p>Pyotr Ilyich Tchaikovsky, Berliner Philharmoniker, Sir Simon Rattl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ible Things</text:p>
          </table:table-cell>
          <table:table-cell office:value-type="string" calcext:value-type="string">
            <text:p>Mayaday Parad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God It's Friday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e Word Aliv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evendus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and Good Nigh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for Being a Frien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Mo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s to You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y Is Min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ipmunk Song (Christmas Don't Be Late)</text:p>
          </table:table-cell>
          <table:table-cell office:value-type="string" calcext:value-type="string">
            <text:p>Alvin &amp; The Chipmunk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EATH OF PEACE OF MIND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Golden Girls - The Main Title Theme</text:p>
          </table:table-cell>
          <table:table-cell office:value-type="string" calcext:value-type="string">
            <text:p>TV Theme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Legend Of Zelda - Main Theme</text:p>
          </table:table-cell>
          <table:table-cell office:value-type="string" calcext:value-type="string">
            <text:p>Geek Music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Santa Went Crazy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We Met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, Gerard Butler, Emily Rossum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ery First Christma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Wrabel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me of Laura</text:p>
          </table:table-cell>
          <table:table-cell office:value-type="string" calcext:value-type="string">
            <text:p>Akira Yamaok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Rudimental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s Is Halloween</text:p>
          </table:table-cell>
          <table:table-cell office:value-type="string" calcext:value-type="string">
            <text:p>The Citizens of Hallowee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nks fr the Mmrs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 Cheers For Five Years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 Theme (From “Rollercoaster Tycoon 2”)</text:p>
          </table:table-cell>
          <table:table-cell office:value-type="string" calcext:value-type="string">
            <text:p>Allister Brimb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Is Better Than One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pires Will Never Hurt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ilion, Pt. 2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 MADE PLANS &amp; GOD LAUGHED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Danny Elfma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n We Were Young</text:p>
          </table:table-cell>
          <table:table-cell office:value-type="string" calcext:value-type="string">
            <text:p>Andy Blac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zards in Winter</text:p>
          </table:table-cell>
          <table:table-cell office:value-type="string" calcext:value-type="string">
            <text:p>Trans-Siberian Orchestr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-M@$</text:p>
          </table:table-cell>
          <table:table-cell office:value-type="string" calcext:value-type="string">
            <text:p>Corey Taylor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as Time of the Year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ll Be In My Hear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re So Creepy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narkand</text:p>
          </table:table-cell>
          <table:table-cell office:value-type="string" calcext:value-type="string">
            <text:p>Nobuo Uematsu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- Epic Version</text:p>
          </table:table-cell>
          <table:table-cell office:value-type="string" calcext:value-type="string">
            <text:p>L'Orchestra Cinematique, Alal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[Cover]</text:p>
          </table:table-cell>
          <table:table-cell office:value-type="string" calcext:value-type="string">
            <text:p>Masters of Sound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ta Halo</text:p>
          </table:table-cell>
          <table:table-cell office:value-type="string" calcext:value-type="string">
            <text:p>Curtis Schweitz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he Jackson 5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 of Spades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I Ask Of You</text:p>
          </table:table-cell>
          <table:table-cell office:value-type="string" calcext:value-type="string">
            <text:p>Andrew Lloyd Webber, Patrick Wilson, Emmy Rossum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s of Eden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nomia</text:p>
          </table:table-cell>
          <table:table-cell office:value-type="string" calcext:value-type="string">
            <text:p>Viceton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ysitters on Acid</text:p>
          </table:table-cell>
          <table:table-cell office:value-type="string" calcext:value-type="string">
            <text:p>Lunachick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Pancak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 Our Guest</text:p>
          </table:table-cell>
          <table:table-cell office:value-type="string" calcext:value-type="string">
            <text:p>Angela Lansbury, Jerry Orbach, Chorus - Beauty And the Beast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p Beep I'm a Sheep</text:p>
          </table:table-cell>
          <table:table-cell office:value-type="string" calcext:value-type="string">
            <text:p>LilDeuceDeuce, TomSka, Black Gryph0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er by You, Better Than Me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yond a Shadow of a Doubt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moke Risi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eeding Out</text:p>
          </table:table-cell>
          <table:table-cell office:value-type="string" calcext:value-type="string">
            <text:p>In Flam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Drowning Pool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ng Back Breakfast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ke By The Ocean</text:p>
          </table:table-cell>
          <table:table-cell office:value-type="string" calcext:value-type="string">
            <text:p>DNC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You Feel the Love Tonight</text:p>
          </table:table-cell>
          <table:table-cell office:value-type="string" calcext:value-type="string">
            <text:p>Joseph Williams, Sally Dworsky, Nathan Lane, Ernie Sabella, Kristie Edwar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't Hug Every Cat</text:p>
          </table:table-cell>
          <table:table-cell office:value-type="string" calcext:value-type="string">
            <text:p>The Gregory Brothers, Cara Hartman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metery Dri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And Gone</text:p>
          </table:table-cell>
          <table:table-cell office:value-type="string" calcext:value-type="string">
            <text:p>T.I.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World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g Days Are Over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 It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 Scorch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ernal Blue</text:p>
          </table:table-cell>
          <table:table-cell office:value-type="string" calcext:value-type="string">
            <text:p>Spiritbox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'rybody Wants to Be a Cat</text:p>
          </table:table-cell>
          <table:table-cell office:value-type="string" calcext:value-type="string">
            <text:p>Scatman Crothers, Phil Harris, Thuri Ravesncroft, Liz English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Thug Needs a Lady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 Water Burn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fli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Day of My Life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 Like an Eagl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ak On a Leash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m This Oil Can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Knuckle Puc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Go Power Rangers (Redux)</text:p>
          </table:table-cell>
          <table:table-cell office:value-type="string" calcext:value-type="string">
            <text:p>Ron Wasserma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Knocked Loo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 Goo Muck</text:p>
          </table:table-cell>
          <table:table-cell office:value-type="string" calcext:value-type="string">
            <text:p>The Cramp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 Me Wrong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 Rolls Off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Brooklan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une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hopopotamus vs. Rhymenocero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 Cheeseburger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chin' a Rid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low Point Sniper Hyperbole</text:p>
          </table:table-cell>
          <table:table-cell office:value-type="string" calcext:value-type="string">
            <text:p>USS (Ubiquitous Synergy Seeker)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Don't Want to Miss a Thing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na Be Your Dog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over You</text:p>
          </table:table-cell>
          <table:table-cell office:value-type="string" calcext:value-type="string">
            <text:p>Jesse L. Mart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 Violet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ckstart My Heart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ller Tofu</text:p>
          </table:table-cell>
          <table:table-cell office:value-type="string" calcext:value-type="string">
            <text:p>Doug &amp; The Bee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ol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Ea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Brand of Sacrific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styles of the Rick &amp; Famou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Dream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of Your Lov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llipop (Candyman)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Bits (So Do I)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Survives</text:p>
          </table:table-cell>
          <table:table-cell office:value-type="string" calcext:value-type="string">
            <text:p>Irene Cara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festo</text:p>
          </table:table-cell>
          <table:table-cell office:value-type="string" calcext:value-type="string">
            <text:p>Nahko And Medicine For The Peop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as of Ravenkroft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Axe-Mas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Go Bye By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taken for Strang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c For a Sushi Restaurant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Summer (Shove It)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hts On Broadway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Phone (liv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body Puts Baby in the Corn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!</text:p>
          </table:table-cell>
          <table:table-cell office:value-type="string" calcext:value-type="string">
            <text:p>The Linda Linda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r House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uins &amp; Polarbears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 Cheeta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he Amity Afflict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k Soda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 Some Sugar On Me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 Feed</text:p>
          </table:table-cell>
          <table:table-cell office:value-type="string" calcext:value-type="string">
            <text:p>The Cha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ro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 Here In My Arms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dow Moses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's Kerosene</text:p>
          </table:table-cell>
          <table:table-cell office:value-type="string" calcext:value-type="string">
            <text:p>The Interrupte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At The Nigh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Through The Heart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eep In The Heat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thing Rotten! / Make an Omelette</text:p>
          </table:table-cell>
          <table:table-cell office:value-type="string" calcext:value-type="string">
            <text:p>Brian D'Arcy James, Brad Oscar, 'Something Rotten' Ensembl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l Trashing Black Sorcery</text:p>
          </table:table-cell>
          <table:table-cell office:value-type="string" calcext:value-type="string">
            <text:p>Skeletonwitch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webs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ingin' Bel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awberry Bubblegum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h Great Heights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fast Jellyfis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prise! You're Dead!</text:p>
          </table:table-cell>
          <table:table-cell office:value-type="string" calcext:value-type="string">
            <text:p>Faith No Mor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esthesia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 My Breath Awa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Kap Slap, Sammy Arriag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Book Of Love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andy Man - From "Willy Wonka &amp; The Chocolate Factory" Soundtrack</text:p>
          </table:table-cell>
          <table:table-cell office:value-type="string" calcext:value-type="string">
            <text:p>Aubrey Wood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ycle</text:p>
          </table:table-cell>
          <table:table-cell office:value-type="string" calcext:value-type="string">
            <text:p>Final Confess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Detrimental Ones</text:p>
          </table:table-cell>
          <table:table-cell office:value-type="string" calcext:value-type="string">
            <text:p>The Silenc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Hydra's Teeth</text:p>
          </table:table-cell>
          <table:table-cell office:value-type="string" calcext:value-type="string">
            <text:p>3 Inches Of Bloo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ll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ng and Queen of Gasolin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ast Goodbye</text:p>
          </table:table-cell>
          <table:table-cell office:value-type="string" calcext:value-type="string">
            <text:p>Billy Boy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vecat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Motivation Proclamation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nking out Loud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Is Not a Song, It's a Sandwich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Will Be Our Year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t of Joy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inity Of Obscen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demort</text:p>
          </table:table-cell>
          <table:table-cell office:value-type="string" calcext:value-type="string">
            <text:p>With Confide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ting Time</text:p>
          </table:table-cell>
          <table:table-cell office:value-type="string" calcext:value-type="string">
            <text:p>The Mowgli'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elon Sugar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 the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llow Cat (Slash) Red Cat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</text:p>
          </table:table-cell>
          <table:table-cell office:value-type="string" calcext:value-type="string">
            <text:p>Lifehous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 On The Rock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re a Wolf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And Beautiful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Little Bit Alexis (From Schitt's Creek)</text:p>
          </table:table-cell>
          <table:table-cell office:value-type="string" calcext:value-type="string">
            <text:p>Annie Murph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Have</text:p>
          </table:table-cell>
          <table:table-cell office:value-type="string" calcext:value-type="string">
            <text:p>Break Ancho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understand is that I don't understand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My Fault</text:p>
          </table:table-cell>
          <table:table-cell office:value-type="string" calcext:value-type="string">
            <text:p>Fenix T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ything but Ordinary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 You Gonna Go My 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 Apple!!</text:p>
          </table:table-cell>
          <table:table-cell office:value-type="string" calcext:value-type="string">
            <text:p>RichaadEB, Christina Ve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ed Up</text:p>
          </table:table-cell>
          <table:table-cell office:value-type="string" calcext:value-type="string">
            <text:p>Rescue Atlanti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k at the Moo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r Now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ed World</text:p>
          </table:table-cell>
          <table:table-cell office:value-type="string" calcext:value-type="string">
            <text:p>Plasma Canv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y Mary</text:p>
          </table:table-cell>
          <table:table-cell office:value-type="string" calcext:value-type="string">
            <text:p>Clay K Slide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ak Stuff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ildings Tumble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Kaarij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ing Pavements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se, Like Lovers</text:p>
          </table:table-cell>
          <table:table-cell office:value-type="string" calcext:value-type="string">
            <text:p>Black &amp; Blon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iunctio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fferent Breed</text:p>
          </table:table-cell>
          <table:table-cell office:value-type="string" calcext:value-type="string">
            <text:p>Mela Be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Know Why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Say You Love Me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TTRUSTME</text:p>
          </table:table-cell>
          <table:table-cell office:value-type="string" calcext:value-type="string">
            <text:p>3OH!3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eam On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k Duck Goose</text:p>
          </table:table-cell>
          <table:table-cell office:value-type="string" calcext:value-type="string">
            <text:p>cupcakK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 Your Young</text:p>
          </table:table-cell>
          <table:table-cell office:value-type="string" calcext:value-type="string">
            <text:p>Hozi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The High Line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ls Apart</text:p>
          </table:table-cell>
          <table:table-cell office:value-type="string" calcext:value-type="string">
            <text:p>Thousand Foot Krutc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est Girl (Bin Laden Song)</text:p>
          </table:table-cell>
          <table:table-cell office:value-type="string" calcext:value-type="string">
            <text:p>The Lonely Islan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ustin Tebbut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Kate Nash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becca Black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house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yi I Wanna F Your A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chwifty (C-131)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ost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Your Own Way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some Johnny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 Of The Momen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hen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aback Girl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Don't Want to Wait</text:p>
          </table:table-cell>
          <table:table-cell office:value-type="string" calcext:value-type="string">
            <text:p>Paula Col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Miss Having Sex But At Least I Don't Wanna Die Anymore</text:p>
          </table:table-cell>
          <table:table-cell office:value-type="string" calcext:value-type="string">
            <text:p>Waterpark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 We Were Gay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 Don't Come Easy</text:p>
          </table:table-cell>
          <table:table-cell office:value-type="string" calcext:value-type="string">
            <text:p>Ringo Starr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's All Been Done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Rick Springfiel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A Lil' Think (She Juicy)</text:p>
          </table:table-cell>
          <table:table-cell office:value-type="string" calcext:value-type="string">
            <text:p>Trinidad James, Mystikal, 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ds in the Summer</text:p>
          </table:table-cell>
          <table:table-cell office:value-type="string" calcext:value-type="string">
            <text:p>Kid Quill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 V. Maim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by's Dreamland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 a Pray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Without a Hook</text:p>
          </table:table-cell>
          <table:table-cell office:value-type="string" calcext:value-type="string">
            <text:p>Ricky Montgomer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 King of Fools</text:p>
          </table:table-cell>
          <table:table-cell office:value-type="string" calcext:value-type="string">
            <text:p>Exploding Onions!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Buzz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Danc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Me Feel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TVO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ps For The Getaway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ody for Death</text:p>
          </table:table-cell>
          <table:table-cell office:value-type="string" calcext:value-type="string">
            <text:p>Father Before M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t Car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irlou</text:p>
          </table:table-cell>
          <table:table-cell office:value-type="string" calcext:value-type="string">
            <text:p>Dick Dale &amp; His Del-Ton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Slang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thern Downpour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 It</text:p>
          </table:table-cell>
          <table:table-cell office:value-type="string" calcext:value-type="string">
            <text:p>Sweet Joseph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 30</text:p>
          </table:table-cell>
          <table:table-cell office:value-type="string" calcext:value-type="string">
            <text:p>Fantom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aleido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Adam Lamber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g In Place - Alternate Take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It</text:p>
          </table:table-cell>
          <table:table-cell office:value-type="string" calcext:value-type="string">
            <text:p>Daisy Grena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You, Say Me</text:p>
          </table:table-cell>
          <table:table-cell office:value-type="string" calcext:value-type="string">
            <text:p>Lionel Richi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e I</text:p>
          </table:table-cell>
          <table:table-cell office:value-type="string" calcext:value-type="string">
            <text:p>The Alchemystic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 It Dow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Out of Servic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kestack Shrieking</text:p>
          </table:table-cell>
          <table:table-cell office:value-type="string" calcext:value-type="string">
            <text:p>stop.drop.rewin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sbury Hill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William Shatner, Ritchie Blackmore, Candice Night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gefright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p In Time</text:p>
          </table:table-cell>
          <table:table-cell office:value-type="string" calcext:value-type="string">
            <text:p>Dick Van Dyk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Girl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Skin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Freak</text:p>
          </table:table-cell>
          <table:table-cell office:value-type="string" calcext:value-type="string">
            <text:p>Rick Jam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Me Home Tonight</text:p>
          </table:table-cell>
          <table:table-cell office:value-type="string" calcext:value-type="string">
            <text:p>Eddie Money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ox (What Does the Fox Say?)</text:p>
          </table:table-cell>
          <table:table-cell office:value-type="string" calcext:value-type="string">
            <text:p>Ylvi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Ghost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One That Got Away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afety Dance</text:p>
          </table:table-cell>
          <table:table-cell office:value-type="string" calcext:value-type="string">
            <text:p>Men Without Hat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Unholy Idol</text:p>
          </table:table-cell>
          <table:table-cell office:value-type="string" calcext:value-type="string">
            <text:p>Mainl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Fastbal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You Go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 Promise You</text:p>
          </table:table-cell>
          <table:table-cell office:value-type="string" calcext:value-type="string">
            <text:p>Richard Marx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s For Real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Must Be the Place (Naive Melody)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 Seed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e Her Down</text:p>
          </table:table-cell>
          <table:table-cell office:value-type="string" calcext:value-type="string">
            <text:p>Senses Fai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the En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Honesty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bopolk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n Down for What</text:p>
          </table:table-cell>
          <table:table-cell office:value-type="string" calcext:value-type="string">
            <text:p>DJ Snake, Lil J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 Fruitti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, David Bowi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dis Quo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 Me Up Before You Go-Go</text:p>
          </table:table-cell>
          <table:table-cell office:value-type="string" calcext:value-type="string">
            <text:p>Wham!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Can You Do?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n I Come Aroun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Broken Hearts Go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You Go</text:p>
          </table:table-cell>
          <table:table-cell office:value-type="string" calcext:value-type="string">
            <text:p>Day Wav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's The Lov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 Do You Think You A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pper Whopper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w, I Can Get Sexual Too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 to the Day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Make My Dreams (Come True)</text:p>
          </table:table-cell>
          <table:table-cell office:value-type="string" calcext:value-type="string">
            <text:p>Daryl Hall &amp; John Oat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Connor Pric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ydrate Anatomy</text:p>
          </table:table-cell>
          <table:table-cell office:value-type="string" calcext:value-type="string">
            <text:p>Paris Hilton, Alexa Vega, Terrance Zdunich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If You're Wondering If I Want You To) I Want You T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Joe Gets Kicked Out of School for Using) Drugs With Friends (But Says This Isn't a Problem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You Gotta) Fight For Your Right (To Party!)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 Chords</text:p>
          </table:table-cell>
          <table:table-cell office:value-type="string" calcext:value-type="string">
            <text:p>The Axis of Awesom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Daisy Through Concrete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K.A. I-D-I-O-T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Falls Dow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 (You're Freaking Me Out)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reciation and the Bomb</text:p>
          </table:table-cell>
          <table:table-cell office:value-type="string" calcext:value-type="string">
            <text:p>The Spill Canva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ound the World (La La La La La)</text:p>
          </table:table-cell>
          <table:table-cell office:value-type="string" calcext:value-type="string">
            <text:p>A Touch of Clas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om Bomb Baby</text:p>
          </table:table-cell>
          <table:table-cell office:value-type="string" calcext:value-type="string">
            <text:p>The Five Sta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O.B. - Bombs Over Baghdad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by Blue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hind Blue Eyes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Counting Crow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tterflies and Deja Vu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mbs Away</text:p>
          </table:table-cell>
          <table:table-cell office:value-type="string" calcext:value-type="string">
            <text:p>ilyaugu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gie Woogie Dancing Shoes</text:p>
          </table:table-cell>
          <table:table-cell office:value-type="string" calcext:value-type="string">
            <text:p>The Hit Co.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n in the U.S.A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L.A.U.D.I.A</text:p>
          </table:table-cell>
          <table:table-cell office:value-type="string" calcext:value-type="string">
            <text:p>VUKOVI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yonlands</text:p>
          </table:table-cell>
          <table:table-cell office:value-type="string" calcext:value-type="string">
            <text:p>Person 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Pac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he Runaway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pee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n-Operated Boy</text:p>
          </table:table-cell>
          <table:table-cell office:value-type="string" calcext:value-type="string">
            <text:p>The Dresden Doll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 in a T-Shirt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y Doll</text:p>
          </table:table-cell>
          <table:table-cell office:value-type="string" calcext:value-type="string">
            <text:p>Jonathan Coulto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id's Chokehold</text:p>
          </table:table-cell>
          <table:table-cell office:value-type="string" calcext:value-type="string">
            <text:p>Gym Class Hero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te Without The 'E' (Cut From The Team)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dreaming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Laundr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ice and Me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WHITE VANS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't Throw Out My Legos</text:p>
          </table:table-cell>
          <table:table-cell office:value-type="string" calcext:value-type="string">
            <text:p>AJR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ned It (Fifty Shades of Grey)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Fallen in Love (With Someone You Shouldn't've)</text:p>
          </table:table-cell>
          <table:table-cell office:value-type="string" calcext:value-type="string">
            <text:p>Buzzcock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m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it Music (For A Film)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ls Like Summer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ally Moving</text:p>
          </table:table-cell>
          <table:table-cell office:value-type="string" calcext:value-type="string">
            <text:p>Pretty Light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ilu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I.N.A.S.F.S.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rl's Not Grey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Girls (Don't Get Used)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t Me Started</text:p>
          </table:table-cell>
          <table:table-cell office:value-type="string" calcext:value-type="string">
            <text:p>Troye Sivan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Eyes</text:p>
          </table:table-cell>
          <table:table-cell office:value-type="string" calcext:value-type="string">
            <text:p>I Am The Avalanch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Light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mmer To Fall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e You Ever Seen The Rai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ing a Blas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die Weather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 To Ruin Everything (Patience)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am not your gameboy</text:p>
          </table:table-cell>
          <table:table-cell office:value-type="string" calcext:value-type="string">
            <text:p>Freezepop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Like You (A Happier Song)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ll Be Missing You</text:p>
          </table:table-cell>
          <table:table-cell office:value-type="string" calcext:value-type="string">
            <text:p>Didd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Low On Gas And You Need A Jacket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Ice Baby</text:p>
          </table:table-cell>
          <table:table-cell office:value-type="string" calcext:value-type="string">
            <text:p>Vanilla Ic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icles (Morning Glow)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WT$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Run D.M.C.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NCO</text:p>
          </table:table-cell>
          <table:table-cell office:value-type="string" calcext:value-type="string">
            <text:p>Ca$hrina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suit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ing Pigeons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Devote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 Friday Night (T.G.I.F.)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atAA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o House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s (4444)</text:p>
          </table:table-cell>
          <table:table-cell office:value-type="string" calcext:value-type="string">
            <text:p>nothing,nowhere.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oks Red, Tastes Blue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ing Is the Most Fun a Girl Can Have Without Taking Her Clothes Off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FEO - Pt. 1: Made for Each Other, Pt. 2: You Can Breath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fits T-Shirt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 Atomic Bomb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sters of the North</text:p>
          </table:table-cell>
          <table:table-cell office:value-type="string" calcext:value-type="string">
            <text:p>The National Park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 Na Na (Na Na Na Na Na Na Na Na Na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ked Pictures (Of Your Mother)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BTSA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hoes in the Coffee Shop (Or Socks)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Syd Matter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d Town Road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 Prankster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Siobhan Magn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The Town Red</text:p>
          </table:table-cell>
          <table:table-cell office:value-type="string" calcext:value-type="string">
            <text:p>Doja Cat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e Of Punk Rock T-Shirts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 Hard</text:p>
          </table:table-cell>
          <table:table-cell office:value-type="string" calcext:value-type="string">
            <text:p>David Guett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rple Yellow Red and Blu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Beret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ed Pant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cky Mountain High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bber Duckie</text:p>
          </table:table-cell>
          <table:table-cell office:value-type="string" calcext:value-type="string">
            <text:p>Ernie, Sesame Stree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.O.B.</text:p>
          </table:table-cell>
          <table:table-cell office:value-type="string" calcext:value-type="string">
            <text:p>Nathaniel Rateliff &amp; The Night Sweat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rimony (Angle of Afterlife)</text:p>
          </table:table-cell>
          <table:table-cell office:value-type="string" calcext:value-type="string">
            <text:p>Kamelo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ari So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rts and Gloves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rt Skirt / Long 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 For The Moment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metimes (My Brain Doesn't Work)</text:p>
          </table:table-cell>
          <table:table-cell office:value-type="string" calcext:value-type="string">
            <text:p>Somber Hill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-Dye Ves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ish Bombs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y (I Missed You)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FU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ightjacket Feeling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 Paradise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ater Weather</text:p>
          </table:table-cell>
          <table:table-cell office:value-type="string" calcext:value-type="string">
            <text:p>The Neighbourhoo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Mountain M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(Shipped) Gold Standard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eautiful People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omb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anopy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old, the Dark &amp; the Silence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at</text:p>
          </table:table-cell>
          <table:table-cell office:value-type="string" calcext:value-type="string">
            <text:p>Ingrid Michaels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umbling River</text:p>
          </table:table-cell>
          <table:table-cell office:value-type="string" calcext:value-type="string">
            <text:p>Puscif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Kintsugi Kid (Ten Years)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ast Saskatchewan Pirate</text:p>
          </table:table-cell>
          <table:table-cell office:value-type="string" calcext:value-type="string">
            <text:p>Captain Tracto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ood i'm in / jsyk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Red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ong Song</text:p>
          </table:table-cell>
          <table:table-cell office:value-type="string" calcext:value-type="string">
            <text:p>Sisq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-Bomb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s In The Attic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 Blue</text:p>
          </table:table-cell>
          <table:table-cell office:value-type="string" calcext:value-type="string">
            <text:p>boygeni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one - The Sweater Song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.L.S.T.D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 Got the Neutron Bomb</text:p>
          </table:table-cell>
          <table:table-cell office:value-type="string" calcext:value-type="string">
            <text:p>The Weirdo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Imaginary Future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cha Say</text:p>
          </table:table-cell>
          <table:table-cell office:value-type="string" calcext:value-type="string">
            <text:p>Jason Derul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dflowers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DTMHTL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ot Suit Riot</text:p>
          </table:table-cell>
          <table:table-cell office:value-type="string" calcext:value-type="string">
            <text:p>Cherry Poppin' Daddie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’3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lt;/c0de&amp;gt;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step forward, 3 steps back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 Guns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or 6 to 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to Life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Light Year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ew Tomorrows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ross The Universe – Naked Versio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Of The Girls You Loved Bef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ravity</text:p>
          </table:table-cell>
          <table:table-cell office:value-type="string" calcext:value-type="string">
            <text:p>STARSET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cause of You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Org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 Me Shake Me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lletproof Lov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 You Hear The Music</text:p>
          </table:table-cell>
          <table:table-cell office:value-type="string" calcext:value-type="string">
            <text:p>Ludwig Gorans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Helping Falling in Lov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ing 5-4-3-2-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LAX 2194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igarettes After Sex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th with Dignity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’t Know Wh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.T.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mily of Six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ating in the Forth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Frank Sinatra, Count Bas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y Six &amp; 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EY (ARE U COMING?)</text:p>
          </table:table-cell>
          <table:table-cell office:value-type="string" calcext:value-type="string">
            <text:p>Maneski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w’s It Going to B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Don’t Want To Be Here Either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Love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My Tooth Removed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Tried to Draw a Straight Line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anna be your girlfriend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Follow You into the Dark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ll Wait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’s Not Over</text:p>
          </table:table-cell>
          <table:table-cell office:value-type="string" calcext:value-type="string">
            <text:p>Secondhand Serenad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ing in Cars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Love Be Your Energy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ely Da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oks That Kill</text:p>
          </table:table-cell>
          <table:table-cell office:value-type="string" calcext:value-type="string">
            <text:p>Mötley Crü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ay 16</text:p>
          </table:table-cell>
          <table:table-cell office:value-type="string" calcext:value-type="string">
            <text:p>Lagwag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e Than Word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Scream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Borders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One's Gonna Love You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s (I Can Only Count to Four)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-Eighty By Summe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he Front Bottom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leep Tok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cue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William Shatner, Steve Hillag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 Away to Mar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ba Yantra</text:p>
          </table:table-cell>
          <table:table-cell office:value-type="string" calcext:value-type="string">
            <text:p>Chick Core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y You'll Be The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ker (Stretch The Night)</text:p>
          </table:table-cell>
          <table:table-cell office:value-type="string" calcext:value-type="string">
            <text:p>Ghost Atla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-Boom</text:p>
          </table:table-cell>
          <table:table-cell office:value-type="string" calcext:value-type="string">
            <text:p>The Crew Cut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dowland</text:p>
          </table:table-cell>
          <table:table-cell office:value-type="string" calcext:value-type="string">
            <text:p>Heather Headley, Tsidii Le Loka, Ensemble – The Lion King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 Loves Me So</text:p>
          </table:table-cell>
          <table:table-cell office:value-type="string" calcext:value-type="string">
            <text:p>Anthony Gre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's A War</text:p>
          </table:table-cell>
          <table:table-cell office:value-type="string" calcext:value-type="string">
            <text:p>Lektr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hhh! Golf is On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w Me the Meaning of Being Lonel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 Much (For) Stardus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d!</text:p>
          </table:table-cell>
          <table:table-cell office:value-type="string" calcext:value-type="string">
            <text:p>Empire State Bastard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eone Like You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Quad City DJ’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ma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tacular Girl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 Wars (Main Theme)</text:p>
          </table:table-cell>
          <table:table-cell office:value-type="string" calcext:value-type="string">
            <text:p>John Williams, London Symphony Orchestra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Ghost, Patrick Wil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r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‘79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Of ‘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massive Black Hol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ars in Heaven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Anthe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Drugs Don’t Work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inal Countdow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reedom to Fuck Off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Luckiest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n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Wh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The Pag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til I Found You</text:p>
          </table:table-cell>
          <table:table-cell office:value-type="string" calcext:value-type="string">
            <text:p>Stephen Sanchez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us As A Boy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’re Somebody Else</text:p>
          </table:table-cell>
          <table:table-cell office:value-type="string" calcext:value-type="string">
            <text:p>flora cash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r Graduation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Bowling For Soup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Craig David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Milli</text:p>
          </table:table-cell>
          <table:table-cell office:value-type="string" calcext:value-type="string">
            <text:p>Lil Wayne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Praise Chorus</text:p>
          </table:table-cell>
          <table:table-cell office:value-type="string" calcext:value-type="string">
            <text:p>Jimmy Eat World, Davey Vonbohlen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Ænem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n’t It Fun – Kye Kye Remix</text:p>
          </table:table-cell>
          <table:table-cell office:value-type="string" calcext:value-type="string">
            <text:p>Paramore, Kye Ky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l Downhill From Here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archy in the U.K.</text:p>
          </table:table-cell>
          <table:table-cell office:value-type="string" calcext:value-type="string">
            <text:p>Sex Pistol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 Street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by, You Wouldn’t Last A Minute On The Creek</text:p>
          </table:table-cell>
          <table:table-cell office:value-type="string" calcext:value-type="string">
            <text:p>Chiodos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ck In The U.S.S.R.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 Romanc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bra Streisand</text:p>
          </table:table-cell>
          <table:table-cell office:value-type="string" calcext:value-type="string">
            <text:p>Duck Sauce, A-Trak, Armand Van Helden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tween Angels And Insects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zos I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 in Japan</text:p>
          </table:table-cell>
          <table:table-cell office:value-type="string" calcext:value-type="string">
            <text:p>Alphaville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mouth Strikes Again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ological Didn’t Bother</text:p>
          </table:table-cell>
          <table:table-cell office:value-type="string" calcext:value-type="string">
            <text:p>Shaquille O’Neal, Warren G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rn Slippy (Nuxx)</text:p>
          </table:table-cell>
          <table:table-cell office:value-type="string" calcext:value-type="string">
            <text:p>Underwor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clan McKe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ddy Holly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arity</text:p>
          </table:table-cell>
          <table:table-cell office:value-type="string" calcext:value-type="string">
            <text:p>Zedd, Foxe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ystal Ball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hing Is Alright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rrah Fawcett Hair</text:p>
          </table:table-cell>
          <table:table-cell office:value-type="string" calcext:value-type="string">
            <text:p>Capital Cities, André 3000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 a Pessimist, I’m Pretty Optimistic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got About Dre</text:p>
          </table:table-cell>
          <table:table-cell office:value-type="string" calcext:value-type="string">
            <text:p>Dr. Dre, Eminem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osts ‘n’ Stuff</text:p>
          </table:table-cell>
          <table:table-cell office:value-type="string" calcext:value-type="string">
            <text:p>deadmau5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‘Em Hell, Ki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Me Novacaine / She’s a Rebel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k Tragedy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ircut</text:p>
          </table:table-cell>
          <table:table-cell office:value-type="string" calcext:value-type="string">
            <text:p>Petey, Miya Folick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g Loose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Martin Solveig, Dragonett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y Leonardo (She Likes Me for Me)</text:p>
          </table:table-cell>
          <table:table-cell office:value-type="string" calcext:value-type="string">
            <text:p>Blessid Union Of Soul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 Dubai (Japanese Bonus Track)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rrica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an’t Grow Up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ould Be The One (Avicii Vs. Nicky Romero)</text:p>
          </table:table-cell>
          <table:table-cell office:value-type="string" calcext:value-type="string">
            <text:p>Avicii, Nicky Romero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Dreamt We Spoke Again – Louis the Child Remix</text:p>
          </table:table-cell>
          <table:table-cell office:value-type="string" calcext:value-type="string">
            <text:p>Death Cab for Cutie, Louis the Chi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Got Heaven</text:p>
          </table:table-cell>
          <table:table-cell office:value-type="string" calcext:value-type="string">
            <text:p>Mannequin Pussy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Hate Myself</text:p>
          </table:table-cell>
          <table:table-cell office:value-type="string" calcext:value-type="string">
            <text:p>Justin Courtney Pierre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nt To Break Fre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s a Teenage Anarchis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’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 I Had $1,000,000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land In The Sun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’s Gonna Be M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.A.R. (Jason Andrew Relva) – Outtak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ie Chan</text:p>
          </table:table-cell>
          <table:table-cell office:value-type="string" calcext:value-type="string">
            <text:p>Tiësto, Dzeko, Preme, Post Malone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lopsia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o Fly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t Forever Be</text:p>
          </table:table-cell>
          <table:table-cell office:value-type="string" calcext:value-type="string">
            <text:p>The Chemical Brother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en to Your Heart</text:p>
          </table:table-cell>
          <table:table-cell office:value-type="string" calcext:value-type="string">
            <text:p>DHT, Edme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k Hoppus</text:p>
          </table:table-cell>
          <table:table-cell office:value-type="string" calcext:value-type="string">
            <text:p>408, Kellin Quinn, Magnolia Park, Joshua Robert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s – Prblm Chld Remix</text:p>
          </table:table-cell>
          <table:table-cell office:value-type="string" calcext:value-type="string">
            <text:p>All Time Low, Prblm Ch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tion Sickness</text:p>
          </table:table-cell>
          <table:table-cell office:value-type="string" calcext:value-type="string">
            <text:p>Phoebe Bridger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y Teeth Hurt</text:p>
          </table:table-cell>
          <table:table-cell office:value-type="string" calcext:value-type="string">
            <text:p>Ezra Fur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Perspectiv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t In Love</text:p>
          </table:table-cell>
          <table:table-cell office:value-type="string" calcext:value-type="string">
            <text:p>Crystal Castles, Robert Smith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 Canada</text:p>
          </table:table-cell>
          <table:table-cell office:value-type="string" calcext:value-type="string">
            <text:p>The Royal Canadian Mounted Police &amp; Solois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ean Avenue</text:p>
          </table:table-cell>
          <table:table-cell office:value-type="string" calcext:value-type="string">
            <text:p>Yellowcard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inkiller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ini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lel Universe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Hot Butter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ncess of China</text:p>
          </table:table-cell>
          <table:table-cell office:value-type="string" calcext:value-type="string">
            <text:p>Coldplay, Riha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ional Griefers</text:p>
          </table:table-cell>
          <table:table-cell office:value-type="string" calcext:value-type="string">
            <text:p>deadmau5, Gerard Way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ush Up</text:p>
          </table:table-cell>
          <table:table-cell office:value-type="string" calcext:value-type="string">
            <text:p>Creed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sputin</text:p>
          </table:table-cell>
          <table:table-cell office:value-type="string" calcext:value-type="string">
            <text:p>Boney M.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 Wine Supernova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cket Man (I Think It’s Going To Be A Long, Long Time)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se-Colored Bo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ling 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fe and Sound</text:p>
          </table:table-cell>
          <table:table-cell office:value-type="string" calcext:value-type="string">
            <text:p>Capital Citi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e About the Sorrow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Darud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TI-MENTAL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unny Day Real Estat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e Doesn’t Get It</text:p>
          </table:table-cell>
          <table:table-cell office:value-type="string" calcext:value-type="string">
            <text:p>The Forma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derhead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rf Wax America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ATS WHAT I WANT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HampsterDance Song</text:p>
          </table:table-cell>
          <table:table-cell office:value-type="string" calcext:value-type="string">
            <text:p>Hampton The Hampster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Joker</text:p>
          </table:table-cell>
          <table:table-cell office:value-type="string" calcext:value-type="string">
            <text:p>Fatboy Slim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Missing Frame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Tortured Poets Department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Vast Spoils of America (From the Badlands Through the Ocean)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is Is America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brella Beach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derstanding In A Car Cra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side Down &amp; Inside Out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rtual Insanity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Found Love</text:p>
          </table:table-cell>
          <table:table-cell office:value-type="string" calcext:value-type="string">
            <text:p>Rihanna, Calvin Harri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Got the Moves</text:p>
          </table:table-cell>
          <table:table-cell office:value-type="string" calcext:value-type="string">
            <text:p>Electric Callboy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Like To Party! (The Vengabus)</text:p>
          </table:table-cell>
          <table:table-cell office:value-type="string" calcext:value-type="string">
            <text:p>Vengaboy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apon Of Choice</text:p>
          </table:table-cell>
          <table:table-cell office:value-type="string" calcext:value-type="string">
            <text:p>Fatboy Slim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lcome To Japan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hite Knuckle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Hearts Now Reign</text:p>
          </table:table-cell>
          <table:table-cell office:value-type="string" calcext:value-type="string">
            <text:p>Unearth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otylicious</text:p>
          </table:table-cell>
          <table:table-cell office:value-type="string" calcext:value-type="string">
            <text:p>Destiny’s Child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stant Headache</text:p>
          </table:table-cell>
          <table:table-cell office:value-type="string" calcext:value-type="string">
            <text:p>Tigers Jaw, Joyce Manor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tting My Fingers Off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om the Hips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andma’s Hands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 Over Heels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 To The Groun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, Wyclef Jean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t Me Clear My Throat – Old School Reunion Remix ‘96</text:p>
          </table:table-cell>
          <table:table-cell office:value-type="string" calcext:value-type="string">
            <text:p>DJ Kool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ggot Brain</text:p>
          </table:table-cell>
          <table:table-cell office:value-type="string" calcext:value-type="string">
            <text:p>Funkadelic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en Your Eyes</text:p>
          </table:table-cell>
          <table:table-cell office:value-type="string" calcext:value-type="string">
            <text:p>School Of Seven Bell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ling Teeth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ndons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Air Near My Fingers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Hand That Feeds</text:p>
          </table:table-cell>
          <table:table-cell office:value-type="string" calcext:value-type="string">
            <text:p>Nine Inch Nail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is Ain’t A Scene, It’s An Arms Race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 + Ur Hand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 Arms Wide Open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ur Eyes</text:p>
          </table:table-cell>
          <table:table-cell office:value-type="string" calcext:value-type="string">
            <text:p>Bombay Bicycle Club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BySeason.B1257:ListBySeason.D13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9T11:32:32.111232069</dc:date>
    <meta:editing-duration>PT40M9S</meta:editing-duration>
    <meta:editing-cycles>9</meta:editing-cycles>
    <meta:generator>LibreOffice/7.3.7.2$Linux_X86_64 LibreOffice_project/30$Build-2</meta:generator>
    <meta:document-statistic meta:table-count="1" meta:cell-count="5648" meta:object-count="0"/>
  </office:meta>
</office:document-meta>
</file>